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5625in"/>
    </style:style>
    <style:style style:name="Table1.D" style:family="table-column">
      <style:table-column-properties style:column-width="1.3854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12pt" officeooo:rsid="0011e067" officeooo:paragraph-rsid="0011e067" style:font-size-asian="12pt" style:font-size-complex="12pt"/>
    </style:style>
    <style:style style:name="P2" style:family="paragraph" style:parent-style-name="Standard">
      <style:text-properties fo:font-size="12pt" officeooo:rsid="0011e067" officeooo:paragraph-rsid="001d5eb1" style:font-size-asian="12pt" style:font-size-complex="12pt"/>
    </style:style>
    <style:style style:name="P3" style:family="paragraph" style:parent-style-name="Standard" style:list-style-name="L1">
      <style:text-properties fo:font-size="12pt" officeooo:rsid="0011e067" officeooo:paragraph-rsid="001d5eb1" style:font-size-asian="12pt" style:font-size-complex="12pt"/>
    </style:style>
    <style:style style:name="P4" style:family="paragraph" style:parent-style-name="Standard" style:list-style-name="L1">
      <style:text-properties fo:font-size="12pt" officeooo:rsid="0012d7a8" officeooo:paragraph-rsid="001d5eb1" style:font-size-asian="12pt" style:font-size-complex="12pt"/>
    </style:style>
    <style:style style:name="P5" style:family="paragraph" style:parent-style-name="Standard">
      <style:text-properties fo:font-size="12pt" officeooo:rsid="0012d7a8" officeooo:paragraph-rsid="001d5eb1" style:font-size-asian="12pt" style:font-size-complex="12pt"/>
    </style:style>
    <style:style style:name="P6" style:family="paragraph" style:parent-style-name="Standard" style:list-style-name="L2">
      <style:text-properties fo:font-size="12pt" officeooo:rsid="0012d7a8" officeooo:paragraph-rsid="001d5eb1" style:font-size-asian="12pt" style:font-size-complex="12pt"/>
    </style:style>
    <style:style style:name="P7" style:family="paragraph" style:parent-style-name="Standard">
      <style:text-properties fo:font-size="12pt" officeooo:rsid="0012d7a8" officeooo:paragraph-rsid="0012d7a8" style:font-size-asian="12pt" style:font-size-complex="12pt"/>
    </style:style>
    <style:style style:name="P8" style:family="paragraph" style:parent-style-name="Standard">
      <style:text-properties fo:font-size="12pt" officeooo:rsid="0019b7c9" officeooo:paragraph-rsid="001d5eb1" style:font-size-asian="12pt" style:font-size-complex="12pt"/>
    </style:style>
    <style:style style:name="P9" style:family="paragraph" style:parent-style-name="Standard" style:list-style-name="L2">
      <style:text-properties fo:font-size="12pt" officeooo:rsid="00158694" officeooo:paragraph-rsid="001d5eb1" style:font-size-asian="12pt" style:font-size-complex="12pt"/>
    </style:style>
    <style:style style:name="P10" style:family="paragraph" style:parent-style-name="Standard" style:list-style-name="L2">
      <style:text-properties fo:font-size="12pt" officeooo:rsid="00142585" officeooo:paragraph-rsid="001d5eb1" style:font-size-asian="12pt" style:font-size-complex="12pt"/>
    </style:style>
    <style:style style:name="P11" style:family="paragraph" style:parent-style-name="Standard">
      <style:text-properties fo:font-size="12pt" officeooo:rsid="00142585" officeooo:paragraph-rsid="001d5eb1" style:font-size-asian="12pt" style:font-size-complex="12pt"/>
    </style:style>
    <style:style style:name="P12" style:family="paragraph" style:parent-style-name="Standard" style:list-style-name="L13">
      <style:text-properties fo:font-size="12pt" officeooo:rsid="00142585" officeooo:paragraph-rsid="001d5eb1" style:font-size-asian="12pt" style:font-size-complex="12pt"/>
    </style:style>
    <style:style style:name="P13" style:family="paragraph" style:parent-style-name="Standard" style:list-style-name="L4">
      <style:text-properties fo:font-size="12pt" officeooo:rsid="00142585" officeooo:paragraph-rsid="001d5eb1" style:font-size-asian="12pt" style:font-size-complex="12pt"/>
    </style:style>
    <style:style style:name="P14" style:family="paragraph" style:parent-style-name="Standard" style:list-style-name="L2">
      <style:text-properties fo:font-size="12pt" officeooo:rsid="001500da" officeooo:paragraph-rsid="001d5eb1" style:font-size-asian="12pt" style:font-size-complex="12pt"/>
    </style:style>
    <style:style style:name="P15" style:family="paragraph" style:parent-style-name="Standard">
      <style:text-properties fo:font-size="12pt" officeooo:rsid="001500da" officeooo:paragraph-rsid="001d5eb1" style:font-size-asian="12pt" style:font-size-complex="12pt"/>
    </style:style>
    <style:style style:name="P16" style:family="paragraph" style:parent-style-name="Standard" style:list-style-name="L5">
      <style:text-properties fo:font-size="12pt" officeooo:rsid="001500da" officeooo:paragraph-rsid="001d5eb1" style:font-size-asian="12pt" style:font-size-complex="12pt"/>
    </style:style>
    <style:style style:name="P17" style:family="paragraph" style:parent-style-name="Standard" style:list-style-name="L5">
      <style:text-properties fo:font-size="12pt" officeooo:rsid="001500da" officeooo:paragraph-rsid="001ef2c2" style:font-size-asian="12pt" style:font-size-complex="12pt"/>
    </style:style>
    <style:style style:name="P18" style:family="paragraph" style:parent-style-name="Standard">
      <style:text-properties fo:font-size="12pt" officeooo:rsid="001500da" officeooo:paragraph-rsid="001ef2c2" style:font-size-asian="12pt" style:font-size-complex="12pt"/>
    </style:style>
    <style:style style:name="P19" style:family="paragraph" style:parent-style-name="Standard">
      <style:text-properties fo:font-size="12pt" officeooo:rsid="0018db0f" officeooo:paragraph-rsid="001d5eb1" style:font-size-asian="12pt" style:font-size-complex="12pt"/>
    </style:style>
    <style:style style:name="P20" style:family="paragraph" style:parent-style-name="Standard" style:list-style-name="L14">
      <style:text-properties fo:font-size="12pt" officeooo:rsid="0018db0f" officeooo:paragraph-rsid="001d5eb1" style:font-size-asian="12pt" style:font-size-complex="12pt"/>
    </style:style>
    <style:style style:name="P21" style:family="paragraph" style:parent-style-name="Standard" style:list-style-name="L14">
      <style:text-properties fo:font-size="12pt" officeooo:paragraph-rsid="001d5eb1" style:font-size-asian="12pt" style:font-size-complex="12pt"/>
    </style:style>
    <style:style style:name="P22" style:family="paragraph" style:parent-style-name="Standard" style:list-style-name="L14">
      <style:text-properties fo:font-size="12pt" officeooo:paragraph-rsid="001ef2c2" style:font-size-asian="12pt" style:font-size-complex="12pt"/>
    </style:style>
    <style:style style:name="P23" style:family="paragraph" style:parent-style-name="Standard" style:list-style-name="L14">
      <style:text-properties fo:font-size="12pt" officeooo:rsid="001652e8" officeooo:paragraph-rsid="001d5eb1" style:font-size-asian="12pt" style:font-size-complex="12pt"/>
    </style:style>
    <style:style style:name="P24" style:family="paragraph" style:parent-style-name="Standard" style:list-style-name="L14">
      <style:text-properties fo:font-size="12pt" officeooo:rsid="001652e8" officeooo:paragraph-rsid="001ef2c2" style:font-size-asian="12pt" style:font-size-complex="12pt"/>
    </style:style>
    <style:style style:name="P25" style:family="paragraph" style:parent-style-name="Standard">
      <style:text-properties fo:font-size="12pt" officeooo:rsid="001652e8" officeooo:paragraph-rsid="001d5eb1" style:font-size-asian="12pt" style:font-size-complex="12pt"/>
    </style:style>
    <style:style style:name="P26" style:family="paragraph" style:parent-style-name="Standard">
      <style:text-properties fo:font-size="12pt" officeooo:rsid="001652e8" officeooo:paragraph-rsid="001ef2c2" style:font-size-asian="12pt" style:font-size-complex="12pt"/>
    </style:style>
    <style:style style:name="P27" style:family="paragraph" style:parent-style-name="Standard" style:list-style-name="L9">
      <style:text-properties fo:font-size="12pt" officeooo:rsid="001652e8" officeooo:paragraph-rsid="001ef2c2" style:font-size-asian="12pt" style:font-size-complex="12pt"/>
    </style:style>
    <style:style style:name="P28" style:family="paragraph" style:parent-style-name="Standard" style:list-style-name="L12">
      <style:text-properties fo:font-size="12pt" officeooo:rsid="001652e8" officeooo:paragraph-rsid="001ef2c2" style:font-size-asian="12pt" style:font-size-complex="12pt"/>
    </style:style>
    <style:style style:name="P29" style:family="paragraph" style:parent-style-name="Standard">
      <style:text-properties fo:font-size="12pt" officeooo:rsid="00165099" officeooo:paragraph-rsid="001d5eb1" style:font-size-asian="12pt" style:font-size-complex="12pt"/>
    </style:style>
    <style:style style:name="P30" style:family="paragraph" style:parent-style-name="Standard" style:list-style-name="L6">
      <style:text-properties fo:font-size="12pt" officeooo:rsid="00165099" officeooo:paragraph-rsid="001d5eb1" style:font-size-asian="12pt" style:font-size-complex="12pt"/>
    </style:style>
    <style:style style:name="P31" style:family="paragraph" style:parent-style-name="Standard" style:list-style-name="L6">
      <style:text-properties fo:font-size="12pt" officeooo:rsid="00165099" officeooo:paragraph-rsid="001ef2c2" style:font-size-asian="12pt" style:font-size-complex="12pt"/>
    </style:style>
    <style:style style:name="P32" style:family="paragraph" style:parent-style-name="Standard">
      <style:text-properties fo:font-size="12pt" officeooo:rsid="00165099" officeooo:paragraph-rsid="001ef2c2" style:font-size-asian="12pt" style:font-size-complex="12pt"/>
    </style:style>
    <style:style style:name="P33" style:family="paragraph" style:parent-style-name="Standard" style:list-style-name="L12">
      <style:text-properties fo:font-size="12pt" officeooo:rsid="001a8f3a" officeooo:paragraph-rsid="001d5eb1" style:font-size-asian="12pt" style:font-size-complex="12pt"/>
    </style:style>
    <style:style style:name="P34" style:family="paragraph" style:parent-style-name="Standard" style:list-style-name="L12">
      <style:text-properties fo:font-size="12pt" officeooo:rsid="001bede8" officeooo:paragraph-rsid="001d5eb1" style:font-size-asian="12pt" style:font-size-complex="12pt"/>
    </style:style>
    <style:style style:name="P35" style:family="paragraph" style:parent-style-name="Standard" style:list-style-name="L9">
      <style:text-properties fo:font-size="12pt" officeooo:rsid="0016670d" officeooo:paragraph-rsid="001ef2c2" style:font-size-asian="12pt" style:font-size-complex="12pt"/>
    </style:style>
    <style:style style:name="P36" style:family="paragraph" style:parent-style-name="Standard" style:list-style-name="L10">
      <style:text-properties fo:font-size="12pt" officeooo:rsid="0016670d" officeooo:paragraph-rsid="001ef2c2" style:font-size-asian="12pt" style:font-size-complex="12pt"/>
    </style:style>
    <style:style style:name="P37" style:family="paragraph" style:parent-style-name="Standard" style:list-style-name="L12">
      <style:text-properties fo:font-size="12pt" officeooo:paragraph-rsid="001ef2c2" style:font-size-asian="12pt" style:font-size-complex="12pt"/>
    </style:style>
    <style:style style:name="P38" style:family="paragraph" style:parent-style-name="Standard" style:list-style-name="L14">
      <style:text-properties fo:font-size="12pt" officeooo:rsid="001ef2c2" officeooo:paragraph-rsid="001ef2c2" style:font-size-asian="12pt" style:font-size-complex="12pt"/>
    </style:style>
    <style:style style:name="P39" style:family="paragraph" style:parent-style-name="Standard">
      <style:text-properties fo:font-size="12pt" fo:font-weight="bold" officeooo:rsid="0011e067" officeooo:paragraph-rsid="0011e067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11e067" officeooo:paragraph-rsid="001d5eb1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165099" officeooo:paragraph-rsid="001ef2c2" style:font-size-asian="12pt" style:font-weight-asian="bold" style:font-size-complex="12pt" style:font-weight-complex="bold"/>
    </style:style>
    <style:style style:name="P42" style:family="paragraph" style:parent-style-name="Standard" style:list-style-name="L6">
      <style:text-properties fo:font-size="12pt" fo:font-weight="bold" officeooo:rsid="00165099" officeooo:paragraph-rsid="001ef2c2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1ef2c2" officeooo:paragraph-rsid="001ef2c2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500da" officeooo:paragraph-rsid="001ef2c2" style:font-size-asian="12pt" style:font-weight-asian="bold" style:font-size-complex="12pt" style:font-weight-complex="bold"/>
    </style:style>
    <style:style style:name="P45" style:family="paragraph" style:parent-style-name="Standard" style:list-style-name="L5">
      <style:text-properties fo:font-size="12pt" fo:font-weight="bold" officeooo:rsid="001500da" officeooo:paragraph-rsid="001ef2c2" style:font-size-asian="12pt" style:font-weight-asian="bold" style:font-size-complex="12pt" style:font-weight-complex="bold"/>
    </style:style>
    <style:style style:name="P46" style:family="paragraph" style:parent-style-name="Standard" style:list-style-name="L12">
      <style:text-properties fo:font-size="12pt" fo:font-weight="bold" officeooo:rsid="001652e8" officeooo:paragraph-rsid="001ef2c2" style:font-size-asian="12pt" style:font-weight-asian="bold" style:font-size-complex="12pt" style:font-weight-complex="bold"/>
    </style:style>
    <style:style style:name="T1" style:family="text">
      <style:text-properties officeooo:rsid="0012d7a8"/>
    </style:style>
    <style:style style:name="T2" style:family="text">
      <style:text-properties officeooo:rsid="001500da"/>
    </style:style>
    <style:style style:name="T3" style:family="text">
      <style:text-properties officeooo:rsid="00158694"/>
    </style:style>
    <style:style style:name="T4" style:family="text">
      <style:text-properties officeooo:rsid="001652e8"/>
    </style:style>
    <style:style style:name="T5" style:family="text">
      <style:text-properties officeooo:rsid="0016670d"/>
    </style:style>
    <style:style style:name="T6" style:family="text">
      <style:text-properties officeooo:rsid="001750b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font-weight="bold" officeooo:rsid="0011e067" style:font-size-asian="10pt" style:font-weight-asian="bold" style:font-size-complex="10pt" style:font-weight-complex="bold"/>
    </style:style>
    <style:style style:name="T9" style:family="text">
      <style:text-properties fo:font-size="10pt" officeooo:rsid="0011e067" style:font-size-asian="10pt" style:font-size-complex="10pt"/>
    </style:style>
    <style:style style:name="T10" style:family="text">
      <style:text-properties fo:font-size="10pt" officeooo:rsid="001ef2c2" style:font-size-asian="10pt" style:font-size-complex="10pt"/>
    </style:style>
    <style:style style:name="T11" style:family="text">
      <style:text-properties fo:font-size="10pt" officeooo:rsid="0012d7a8" style:font-size-asian="10pt" style:font-size-complex="10pt"/>
    </style:style>
    <style:style style:name="T12" style:family="text">
      <style:text-properties fo:font-size="10pt" officeooo:rsid="001750be" style:font-size-asian="10pt" style:font-size-complex="10pt"/>
    </style:style>
    <style:style style:name="T13" style:family="text">
      <style:text-properties fo:font-size="10pt" officeooo:rsid="0016670d" style:font-size-asian="10pt" style:font-size-complex="10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15869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Business Model Canva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0">Key Partners</text:p>
            <text:p text:style-name="P2"/>
            <text:list xml:id="list628274475" text:style-name="L1">
              <text:list-item>
                <text:p text:style-name="P3">Farmers</text:p>
              </text:list-item>
              <text:list-item>
                <text:p text:style-name="P3">Governmental &amp; Non-Governmental Organizations (NGOs, INGOs)</text:p>
              </text:list-item>
              <text:list-item>
                <text:p text:style-name="P3">Suppliers</text:p>
              </text:list-item>
              <text:list-item>
                <text:p text:style-name="P3">Sellers</text:p>
              </text:list-item>
              <text:list-item>
                <text:p text:style-name="P3">Developers</text:p>
              </text:list-item>
              <text:list-item>
                <text:p text:style-name="P3">Experts</text:p>
              </text:list-item>
              <text:list-item>
                <text:p text:style-name="P4">Third <text:span text:style-name="T6">P</text:span>arty <text:span text:style-name="T6">B</text:span><text:span text:style-name="T5">rands</text:span></text:p>
              </text:list-item>
            </text:list>
          </table:table-cell>
          <table:table-cell table:style-name="Table1.A1" office:value-type="string">
            <text:p text:style-name="P5">Value Proposition</text:p>
            <text:p text:style-name="P5"/>
            <text:p text:style-name="P8">Users/Farmers</text:p>
            <text:p text:style-name="P5"/>
            <text:list xml:id="list4137913059" text:style-name="L2">
              <text:list-item>
                <text:p text:style-name="P9">Advanced and Innovative Technology</text:p>
              </text:list-item>
              <text:list-item>
                <text:p text:style-name="P6">Weather details and forecasting</text:p>
              </text:list-item>
              <text:list-item>
                <text:p text:style-name="P6">Right Recommendation</text:p>
              </text:list-item>
              <text:list-item>
                <text:p text:style-name="P6">Weather Alert</text:p>
              </text:list-item>
              <text:list-item>
                <text:p text:style-name="P6">Planning/<text:span text:style-name="T3">Monitor/Care</text:span></text:p>
              </text:list-item>
              <text:list-item>
                <text:p text:style-name="P6">Right Market</text:p>
              </text:list-item>
              <text:list-item>
                <text:p text:style-name="P6">Agricultural News</text:p>
              </text:list-item>
              <text:list-item>
                <text:p text:style-name="P6">Governmental and Non-Governmental plans and events</text:p>
              </text:list-item>
              <text:list-item>
                <text:p text:style-name="P6">Online Training's</text:p>
              </text:list-item>
              <text:list-item>
                <text:p text:style-name="P10">Story/<text:span text:style-name="T2">Articles</text:span> Sharing</text:p>
              </text:list-item>
              <text:list-item>
                <text:p text:style-name="P14">100% Genuine and free knowledge</text:p>
              </text:list-item>
              <text:list-item>
                <text:p text:style-name="P14">Best Customer online and on-field support</text:p>
              </text:list-item>
            </text:list>
            <text:p text:style-name="P11"/>
            <text:p text:style-name="P11">Influencers/Experts</text:p>
            <text:p text:style-name="P11"/>
            <text:list xml:id="list373100590" text:style-name="L13">
              <text:list-item>
                <text:p text:style-name="P12">Create online training’s</text:p>
              </text:list-item>
              <text:list-item>
                <text:p text:style-name="P12">Awareness programs</text:p>
              </text:list-item>
              <text:list-item>
                <text:p text:style-name="P12">Online support</text:p>
                <text:p text:style-name="P12"/>
              </text:list-item>
            </text:list>
            <text:p text:style-name="P19">Business</text:p>
            <text:p text:style-name="P19"/>
            <text:list xml:id="list2242644841" text:style-name="L14">
              <text:list-item>
                <text:p text:style-name="P20">Penetration</text:p>
              </text:list-item>
              <text:list-item>
                <text:p text:style-name="P20">Word of mouth</text:p>
              </text:list-item>
              <text:list-item>
                <text:p text:style-name="P20">Sales</text:p>
              </text:list-item>
              <text:list-item>
                <text:p text:style-name="P21"><text:span text:style-name="T4">Channels</text:span></text:p>
              </text:list-item>
              <text:list-item>
                <text:p text:style-name="P21"/>
              </text:list-item>
              <text:list-item>
                <text:p text:style-name="P23">Apps and websites</text:p>
              </text:list-item>
              <text:list-item>
                <text:p text:style-name="P23">API’s</text:p>
              </text:list-item>
              <text:list-item>
                <text:p text:style-name="P23">Suppliers and Retailers</text:p>
              </text:list-item>
              <text:list-item>
                <text:p text:style-name="P23">Conferences and events</text:p>
              </text:list-item>
              <text:list-item>
                <text:p text:style-name="P23">Word of mouth</text:p>
              </text:list-item>
              <text:list-item>
                <text:p text:style-name="P23">Social Media</text:p>
                <text:p text:style-name="P23">Radio, television and newspapers</text:p>
              </text:list-item>
            </text:list>
          </table:table-cell>
          <table:table-cell table:style-name="Table1.A1" office:value-type="string">
            <text:p text:style-name="P11">Customer Segments</text:p>
            <text:p text:style-name="P11"/>
            <text:list xml:id="list3662769094" text:style-name="L4">
              <text:list-item>
                <text:p text:style-name="P13">Geographic</text:p>
              </text:list-item>
              <text:list-item>
                <text:p text:style-name="P13">Demographic</text:p>
              </text:list-item>
              <text:list-item>
                <text:p text:style-name="P13">Interest/Behavior</text:p>
              </text:list-item>
              <text:list-item>
                <text:p text:style-name="P13">Target-able micro-segments</text:p>
              </text:list-item>
              <text:list-item>
                <text:p text:style-name="P13">Potential Income</text:p>
              </text:list-item>
            </text:list>
            <text:p text:style-name="P11"/>
          </table:table-cell>
          <table:table-cell table:style-name="Table1.A1" office:value-type="string">
            <text:p text:style-name="P29">Customer Relationships</text:p>
            <text:p text:style-name="P29"/>
            <text:list xml:id="list1994776822" text:style-name="L12">
              <text:list-item>
                <text:p text:style-name="P33">Community Standards</text:p>
              </text:list-item>
              <text:list-item>
                <text:p text:style-name="P33">Safety and Privacy</text:p>
              </text:list-item>
              <text:list-item>
                <text:p text:style-name="P34">Manage impacts beyond platform</text:p>
              </text:list-item>
            </text:list>
          </table:table-cell>
        </table:table-row>
        <text:soft-page-break/>
        <table:table-row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9">Key Resources</text:p>
            <text:p text:style-name="P29"/>
            <text:list xml:id="list1974906084" text:style-name="L6">
              <text:list-item>
                <text:p text:style-name="P30">Active users</text:p>
              </text:list-item>
              <text:list-item>
                <text:p text:style-name="P30">Content</text:p>
              </text:list-item>
              <text:list-item>
                <text:p text:style-name="P30">Technology</text:p>
              </text:list-item>
              <text:list-item>
                <text:p text:style-name="P30">Staff</text:p>
              </text:list-item>
              <text:list-item>
                <text:p text:style-name="P30">User data</text:p>
              </text:list-item>
              <text:list-item>
                <text:p text:style-name="P30">App</text:p>
              </text:list-item>
              <text:list-item>
                <text:p text:style-name="P30">Updated data</text:p>
              </text:list-item>
              <text:list-item>
                <text:p text:style-name="P30">Algorithms</text:p>
              </text:list-item>
            </text:list>
          </table:table-cell>
          <table:table-cell table:style-name="Table1.A1" office:value-type="string">
            <text:p text:style-name="P15">Key Activities</text:p>
            <text:p text:style-name="P15"/>
            <text:list xml:id="list1388253640" text:style-name="L5">
              <text:list-item>
                <text:p text:style-name="P16">Agricultural Platform</text:p>
              </text:list-item>
              <text:list-item>
                <text:p text:style-name="P16">Innovation</text:p>
              </text:list-item>
              <text:list-item>
                <text:p text:style-name="P16">Software Development</text:p>
              </text:list-item>
              <text:list-item>
                <text:p text:style-name="P16">New Features</text:p>
              </text:list-item>
              <text:list-item>
                <text:p text:style-name="P16">Content Creation</text:p>
              </text:list-item>
              <text:list-item>
                <text:p text:style-name="P16">Improve Apps and Algorithms</text:p>
              </text:list-item>
              <text:list-item>
                <text:p text:style-name="P16">Training’s</text:p>
              </text:list-item>
              <text:list-item>
                <text:p text:style-name="P16">Bio-friendly Programs</text:p>
              </text:list-item>
              <text:list-item>
                <text:p text:style-name="P16">Online and On-field Support</text:p>
              </text:list-item>
            </text:list>
          </table:table-cell>
          <table:table-cell table:style-name="Table1.A1" office:value-type="string">
            <text:p text:style-name="P25"/>
          </table:table-cell>
        </table:table-row>
        <table:table-row>
          <table:table-cell table:style-name="Table1.A1" office:value-type="string">
            <text:p text:style-name="P26">Cost Structure</text:p>
            <text:p text:style-name="P26"/>
            <text:list xml:id="list4051554313" text:style-name="L9">
              <text:list-item>
                <text:p text:style-name="P27">Research </text:p>
              </text:list-item>
              <text:list-item>
                <text:p text:style-name="P27">App and website development</text:p>
              </text:list-item>
              <text:list-item>
                <text:p text:style-name="P27">Payroll</text:p>
              </text:list-item>
              <text:list-item>
                <text:p text:style-name="P35">Rental cost</text:p>
              </text:list-item>
              <text:list-item>
                <text:p text:style-name="P27">Marketing</text:p>
              </text:list-item>
              <text:list-item>
                <text:p text:style-name="P27">Legal and professional services</text:p>
              </text:list-item>
              <text:list-item>
                <text:p text:style-name="P35">Maintenance</text:p>
              </text:list-item>
              <text:list-item>
                <text:p text:style-name="P27">Taxes</text:p>
              </text:list-item>
            </text:list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6">Revenues</text:p>
            <text:p text:style-name="P26"/>
            <text:list xml:id="list2125908233" text:style-name="L10">
              <text:list-item>
                <text:p text:style-name="P36">E-commerce</text:p>
              </text:list-item>
              <text:list-item>
                <text:p text:style-name="P36">E-training</text:p>
              </text:list-item>
              <text:list-item>
                <text:p text:style-name="P36">Online Support</text:p>
              </text:list-item>
              <text:list-item>
                <text:p text:style-name="P36">On-field Support</text:p>
              </text:list-item>
            </text:list>
            <text:p text:style-name="P26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4:22:52.503292147</meta:creation-date>
    <dc:date>2021-03-24T16:40:40.290364496</dc:date>
    <meta:editing-duration>PT16M23S</meta:editing-duration>
    <meta:editing-cycles>8</meta:editing-cycles>
    <meta:generator>LibreOffice/6.4.6.2$Linux_X86_64 LibreOffice_project/40$Build-2</meta:generator>
    <meta:document-statistic meta:table-count="1" meta:image-count="0" meta:object-count="0" meta:page-count="2" meta:paragraph-count="84" meta:word-count="245" meta:character-count="1432" meta:non-whitespace-character-count="1340"/>
  </office:meta>
</office:document-meta>
</file>